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2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6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1" style:font-size-asian="16pt" style:language-asian="hi" style:country-asian="IN" style:font-style-asian="normal" style:font-weight-asian="bold" style:font-name-complex="Arial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6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hi" style:country-asian="IN" style:font-style-asian="normal" style:font-weight-asian="bold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none" style:country-asian="none" style:font-style-asian="normal" style:font-weight-asian="normal" style:font-name-complex="Ari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none" style:country-asian="none" style:font-style-asian="normal" style:font-weight-asian="normal" style:font-name-complex="Ari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Arial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none" style:country-asian="none" style:font-style-asian="normal" style:font-weight-asian="normal" style:font-name-complex="Ari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text-outline="false" style:text-line-through-style="none" style:text-line-through-type="none" style:font-name="Arial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none" style:country-asian="none" style:font-style-asian="normal" style:font-weight-asian="normal" style:font-name-complex="Ari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none" style:country-asian="none" style:font-style-asian="normal" style:font-weight-asian="normal" style:font-name-complex="Ari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none" style:country-asian="none" style:font-style-asian="normal" style:font-weight-asian="normal" style:font-name-complex="Ari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6pt" fo:letter-spacing="normal" style:font-name-complex="Arial" style:font-size-asian="16pt" style:font-size-complex="16pt"/>
    </style:style>
    <style:style style:name="T2" style:family="text">
      <style:text-properties style:font-name="Arial" fo:font-size="16pt" style:font-name-complex="Arial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row table:style-name="ro1">
          <table:table-cell table:style-name="ce1" office:value-type="string" calcext:value-type="string">
            <text:p>QUICKSORT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/>
          </table:table-cell>
          <table:table-cell table:style-name="Default" table:number-columns-repeated="2"/>
        </table:table-row>
        <table:table-row table:style-name="ro3">
          <table:table-cell table:style-name="ce3" office:value-type="string" calcext:value-type="string">
            <text:p>Liczba elementów sortowanej tablicy</text:p>
          </table:table-cell>
          <table:table-cell table:style-name="ce3" office:value-type="string" calcext:value-type="string">
            <text:p>Czas sortowania [s]</text:p>
          </table:table-cell>
          <table:table-cell table:style-name="ce7" office:value-type="string" calcext:value-type="string">
            <text:p>Liczba operacj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,001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" calcext:value-type="float">
            <text:p>0,001</text:p>
          </table:table-cell>
          <table:table-cell office:value-type="float" office:value="21651" calcext:value-type="float">
            <text:p>2165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2" calcext:value-type="float">
            <text:p>0,002</text:p>
          </table:table-cell>
          <table:table-cell office:value-type="float" office:value="42060" calcext:value-type="float">
            <text:p>4206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" calcext:value-type="float">
            <text:p>0,002</text:p>
          </table:table-cell>
          <table:table-cell office:value-type="float" office:value="53200" calcext:value-type="float">
            <text:p>532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6" calcext:value-type="float">
            <text:p>0,006</text:p>
          </table:table-cell>
          <table:table-cell office:value-type="float" office:value="89532" calcext:value-type="float">
            <text:p>8953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4" calcext:value-type="float">
            <text:p>0,014</text:p>
          </table:table-cell>
          <table:table-cell office:value-type="float" office:value="203698" calcext:value-type="float">
            <text:p>20369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4" calcext:value-type="float">
            <text:p>0,024</text:p>
          </table:table-cell>
          <table:table-cell office:value-type="float" office:value="239598" calcext:value-type="float">
            <text:p>2395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7" calcext:value-type="float">
            <text:p>0,037</text:p>
          </table:table-cell>
          <table:table-cell office:value-type="float" office:value="234917" calcext:value-type="float">
            <text:p>23491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53" calcext:value-type="float">
            <text:p>0,053</text:p>
          </table:table-cell>
          <table:table-cell office:value-type="float" office:value="268695" calcext:value-type="float">
            <text:p>26869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7" calcext:value-type="float">
            <text:p>0,07</text:p>
          </table:table-cell>
          <table:table-cell office:value-type="float" office:value="378106" calcext:value-type="float">
            <text:p>37810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9" calcext:value-type="float">
            <text:p>0,09</text:p>
          </table:table-cell>
          <table:table-cell office:value-type="float" office:value="409942" calcext:value-type="float">
            <text:p>40994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112" calcext:value-type="float">
            <text:p>0,112</text:p>
          </table:table-cell>
          <table:table-cell office:value-type="float" office:value="398654" calcext:value-type="float">
            <text:p>3986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36" calcext:value-type="float">
            <text:p>0,136</text:p>
          </table:table-cell>
          <table:table-cell office:value-type="float" office:value="550181" calcext:value-type="float">
            <text:p>55018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532" calcext:value-type="float">
            <text:p>0,532</text:p>
          </table:table-cell>
          <table:table-cell office:value-type="float" office:value="976828" calcext:value-type="float">
            <text:p>97682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.175" calcext:value-type="float">
            <text:p>1,175</text:p>
          </table:table-cell>
          <table:table-cell office:value-type="float" office:value="1357861" calcext:value-type="float">
            <text:p>135786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.125" calcext:value-type="float">
            <text:p>2,125</text:p>
          </table:table-cell>
          <table:table-cell office:value-type="float" office:value="1982171" calcext:value-type="float">
            <text:p>198217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.231" calcext:value-type="float">
            <text:p>3,231</text:p>
          </table:table-cell>
          <table:table-cell office:value-type="float" office:value="2565323" calcext:value-type="float">
            <text:p>256532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4.651" calcext:value-type="float">
            <text:p>4,651</text:p>
          </table:table-cell>
          <table:table-cell office:value-type="float" office:value="3016672" calcext:value-type="float">
            <text:p>301667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6.313" calcext:value-type="float">
            <text:p>6,313</text:p>
          </table:table-cell>
          <table:table-cell office:value-type="float" office:value="3008524" calcext:value-type="float">
            <text:p>300852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8.888" calcext:value-type="float">
            <text:p>8,888</text:p>
          </table:table-cell>
          <table:table-cell office:value-type="float" office:value="4199186" calcext:value-type="float">
            <text:p>4199186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0.465" calcext:value-type="float">
            <text:p>10,465</text:p>
          </table:table-cell>
          <table:table-cell office:value-type="float" office:value="5237598" calcext:value-type="float">
            <text:p>52375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13.760</text:p>
          </table:table-cell>
          <table:table-cell office:value-type="float" office:value="5326414" calcext:value-type="float">
            <text:p>5326414</text:p>
          </table:table-cell>
        </table:table-row>
        <table:table-row table:style-name="ro2">
          <table:table-cell table:style-name="ce2" office:value-type="string" calcext:value-type="string">
            <text:p/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/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UBBLESORT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/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/>
          </table:table-cell>
          <table:table-cell table:style-name="Default" table:number-columns-repeated="2"/>
        </table:table-row>
        <table:table-row table:style-name="ro3">
          <table:table-cell table:style-name="ce3" office:value-type="string" calcext:value-type="string">
            <text:p>Liczba elementów sortowanej tablicy</text:p>
          </table:table-cell>
          <table:table-cell table:style-name="ce3" office:value-type="string" calcext:value-type="string">
            <text:p>Czas sortowania [s]</text:p>
          </table:table-cell>
          <table:table-cell table:style-name="ce7" office:value-type="string" calcext:value-type="string">
            <text:p>Liczba operacj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,001</text:p>
          </table:table-cell>
          <table:table-cell office:value-type="float" office:value="60014" calcext:value-type="float">
            <text:p>600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,003</text:p>
          </table:table-cell>
          <table:table-cell office:value-type="float" office:value="247680" calcext:value-type="float">
            <text:p>2476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3" calcext:value-type="float">
            <text:p>0,013</text:p>
          </table:table-cell>
          <table:table-cell office:value-type="float" office:value="977602" calcext:value-type="float">
            <text:p>9776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7" calcext:value-type="float">
            <text:p>0,07</text:p>
          </table:table-cell>
          <table:table-cell office:value-type="float" office:value="6185621" calcext:value-type="float">
            <text:p>618562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5" office:value-type="float" office:value="0.239" calcext:value-type="float">
            <text:p>0,239</text:p>
          </table:table-cell>
          <table:table-cell office:value-type="float" office:value="20143736" calcext:value-type="float">
            <text:p>201437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5" office:value-type="float" office:value="0.302" calcext:value-type="float">
            <text:p>0,302</text:p>
          </table:table-cell>
          <table:table-cell office:value-type="float" office:value="24787639" calcext:value-type="float">
            <text:p>2478763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5" office:value-type="float" office:value="1.314" calcext:value-type="float">
            <text:p>1,314</text:p>
          </table:table-cell>
          <table:table-cell office:value-type="float" office:value="99909543" calcext:value-type="float">
            <text:p>9990954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5" office:value-type="float" office:value="3.07" calcext:value-type="float">
            <text:p>3,07</text:p>
          </table:table-cell>
          <table:table-cell office:value-type="float" office:value="222355123" calcext:value-type="float">
            <text:p>22235512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5" office:value-type="float" office:value="5.78" calcext:value-type="float">
            <text:p>5,78</text:p>
          </table:table-cell>
          <table:table-cell office:value-type="float" office:value="396947203" calcext:value-type="float">
            <text:p>3969472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5" office:value-type="float" office:value="8.712" calcext:value-type="float">
            <text:p>8,712</text:p>
          </table:table-cell>
          <table:table-cell office:value-type="float" office:value="624206489" calcext:value-type="float">
            <text:p>62420648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5" office:value-type="float" office:value="12.561" calcext:value-type="float">
            <text:p>12,561</text:p>
          </table:table-cell>
          <table:table-cell office:value-type="float" office:value="891459786" calcext:value-type="float">
            <text:p>89145978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style-name="ce5" office:value-type="float" office:value="17.231001" calcext:value-type="float">
            <text:p>17,231001</text:p>
          </table:table-cell>
          <table:table-cell office:value-type="float" office:value="1211332494" calcext:value-type="float">
            <text:p>121133249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style-name="ce5" office:value-type="float" office:value="22.465" calcext:value-type="float">
            <text:p>22,465</text:p>
          </table:table-cell>
          <table:table-cell office:value-type="float" office:value="1587835190" calcext:value-type="float">
            <text:p>158783519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style-name="ce5" office:value-type="float" office:value="28.672001" calcext:value-type="float">
            <text:p>28,672001</text:p>
          </table:table-cell>
          <table:table-cell office:value-type="float" office:value="2000320337" calcext:value-type="float">
            <text:p>200032033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5" office:value-type="float" office:value="35.470001" calcext:value-type="float">
            <text:p>35,470001</text:p>
          </table:table-cell>
          <table:table-cell office:value-type="float" office:value="2473227745" calcext:value-type="float">
            <text:p>247322774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5" office:value-type="string" calcext:value-type="string">
            <text:p>≈2,4min <text:s text:c="7"/>142,487000</text:p>
          </table:table-cell>
          <table:table-cell office:value-type="float" office:value="1341012962" calcext:value-type="float">
            <text:p>134101296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5" office:value-type="string" calcext:value-type="string">
            <text:p>≈5,3min <text:s text:c="7"/>320,881012</text:p>
          </table:table-cell>
          <table:table-cell office:value-type="float" office:value="839456333" calcext:value-type="float">
            <text:p>83945633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style-name="ce5" office:value-type="string" calcext:value-type="string">
            <text:p>≈9,5min <text:s text:c="7"/>569,559998</text:p>
          </table:table-cell>
          <table:table-cell office:value-type="float" office:value="946874562" calcext:value-type="float">
            <text:p>94687456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ce5" office:value-type="string" calcext:value-type="string">
            <text:p>≈15min <text:s text:c="8"/>894,823975</text:p>
          </table:table-cell>
          <table:table-cell office:value-type="float" office:value="1707255597" calcext:value-type="float">
            <text:p>170725559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style-name="ce5" office:value-type="string" calcext:value-type="string">
            <text:p>≈21,5min <text:s text:c="3"/>1292,197998</text:p>
          </table:table-cell>
          <table:table-cell office:value-type="float" office:value="3218081193" calcext:value-type="float">
            <text:p>321808119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style-name="ce5" office:value-type="string" calcext:value-type="string">
            <text:p>≈29min <text:s text:c="6"/>1762,034058</text:p>
          </table:table-cell>
          <table:table-cell office:value-type="float" office:value="1160993814" calcext:value-type="float">
            <text:p>116099381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style-name="ce6" office:value-type="string" calcext:value-type="string">
            <text:p><text:span text:style-name="T1">≈38min       </text:span><text:span text:style-name="T2">2290,689941</text:span></text:p>
          </table:table-cell>
          <table:table-cell office:value-type="float" office:value="3651694869" calcext:value-type="float">
            <text:p>365169486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style-name="ce6" office:value-type="string" calcext:value-type="string">
            <text:p><text:span text:style-name="T1">≈49min       </text:span><text:span text:style-name="T2">2918,451904</text:span></text:p>
          </table:table-cell>
          <table:table-cell office:value-type="float" office:value="3013122849" calcext:value-type="float">
            <text:p>301312284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6" office:value-type="string" calcext:value-type="string">
            <text:p><text:span text:style-name="T1">≈</text:span><text:span text:style-name="T2">1h             3619,646973</text:span></text:p>
          </table:table-cell>
          <table:table-cell office:value-type="float" office:value="2900134911" calcext:value-type="float">
            <text:p>2900134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18:44:25.053000000</meta:creation-date>
    <dc:date>2022-05-02T18:46:22.826000000</dc:date>
    <meta:editing-duration>PT2M7S</meta:editing-duration>
    <meta:editing-cycles>1</meta:editing-cycles>
    <meta:document-statistic meta:table-count="1" meta:cell-count="163" meta:object-count="0"/>
    <meta:generator>LibreOffice/6.1.3.2$Windows_X86_64 LibreOffice_project/86daf60bf00efa86ad547e59e09d6bb77c699acb</meta:generator>
  </office:meta>
</office:document-meta>
</file>